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0.6252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1.1681in"/>
    </style:style>
    <style:style style:name="co7" style:family="table-column">
      <style:table-column-properties fo:break-before="auto" style:column-width="1.522in"/>
    </style:style>
    <style:style style:name="co8" style:family="table-column">
      <style:table-column-properties fo:break-before="auto" style:column-width="1.5575in"/>
    </style:style>
    <style:style style:name="co9" style:family="table-column">
      <style:table-column-properties fo:break-before="auto" style:column-width="0.9465in"/>
    </style:style>
    <style:style style:name="co10" style:family="table-column">
      <style:table-column-properties fo:break-before="auto" style:column-width="0.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solid" svg:stroke-width="0.0402in" draw:marker-start-width="0.2004in" draw:marker-end-width="0.2004in" draw:fill="none" draw:textarea-horizontal-align="center" draw:textarea-vertical-align="middle" fo:padding-top="0.0201in" fo:padding-bottom="0.0201in" fo:padding-left="0.0201in" fo:padding-right="0.0201in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java-800m" table:style-name="ta1">
        <table:shapes>
          <draw:frame draw:z-index="0" draw:style-name="gr1" draw:text-style-name="P1" svg:width="6.2988in" svg:height="3.5429in" svg:x="8.0394in" svg:y="9.148in">
            <draw:object draw:notify-on-update-of-ranges="'java-800m'.B2:'java-800m'.B25 'java-800m'.B1:'java-800m'.B1 'java-800m'.A2:'java-800m'.A2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4799in" svg:height="3.4094in" svg:x="8.089in" svg:y="4.9567in">
            <draw:object draw:notify-on-update-of-ranges="'java-800m'.G2:'java-800m'.G25 'java-800m'.G1:'java-800m'.G1 'java-800m'.C2:'java-800m'.C2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6.3213in" svg:height="3.6185in" svg:x="0.9402in" svg:y="4.9878in">
            <draw:object draw:notify-on-update-of-ranges="'java-800m'.A2:'java-800m'.A25 'java-800m'.G1:'java-800m'.G1 'java-800m'.G2:'java-800m'.G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6.2988in" svg:height="3.5429in" svg:x="0.6268in" svg:y="9.2209in">
            <draw:object draw:notify-on-update-of-ranges="'java-800m'.B2:'java-800m'.B25 'java-800m'.G1:'java-800m'.G1 'java-800m'.G2:'java-800m'.G2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averagert</text:p>
          </table:table-cell>
          <table:table-cell office:value-type="string" calcext:value-type="string">
            <text:p>trueparallel</text:p>
          </table:table-cell>
          <table:table-cell office:value-type="string" calcext:value-type="string">
            <text:p>dbaverage</text:p>
          </table:table-cell>
          <table:table-cell office:value-type="string" calcext:value-type="string">
            <text:p>maxrt</text:p>
          </table:table-cell>
          <table:table-cell office:value-type="string" calcext:value-type="string">
            <text:p>totalrequests</text:p>
          </table:table-cell>
          <table:table-cell office:value-type="string" calcext:value-type="string">
            <text:p>loadgeneratorinstances</text:p>
          </table:table-cell>
          <table:table-cell office:value-type="string" calcext:value-type="string">
            <text:p>appinstances</text:p>
          </table:table-cell>
          <table:table-cell office:value-type="string" calcext:value-type="string">
            <text:p>testround</text:p>
          </table:table-cell>
        </table:table-row>
        <table:table-row table:style-name="ro1">
          <table:table-cell office:value-type="float" office:value="17.43" calcext:value-type="float">
            <text:p>17.43</text:p>
          </table:table-cell>
          <table:table-cell office:value-type="float" office:value="272.9" calcext:value-type="float">
            <text:p>272.9</text:p>
          </table:table-cell>
          <table:table-cell office:value-type="float" office:value="7.69630500968724" calcext:value-type="float">
            <text:p>7.6963050097</text:p>
          </table:table-cell>
          <table:table-cell office:value-type="float" office:value="1.84711320232494" calcext:value-type="float">
            <text:p>1.8471132023</text:p>
          </table:table-cell>
          <table:table-cell office:value-type="float" office:value="0.385" calcext:value-type="float">
            <text:p>0.385</text:p>
          </table:table-cell>
          <table:table-cell office:value-type="float" office:value="62" calcext:value-type="float">
            <text:p>62</text:p>
          </table:table-cell>
          <table:table-cell office:value-type="float" office:value="14452" calcext:value-type="float">
            <text:p>1445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.97" calcext:value-type="float">
            <text:p>45.97</text:p>
          </table:table-cell>
          <table:table-cell office:value-type="float" office:value="309.1" calcext:value-type="float">
            <text:p>309.1</text:p>
          </table:table-cell>
          <table:table-cell office:value-type="float" office:value="7.73804537857102" calcext:value-type="float">
            <text:p>7.7380453786</text:p>
          </table:table-cell>
          <table:table-cell office:value-type="float" office:value="6.70888534322107" calcext:value-type="float">
            <text:p>6.7088853432</text:p>
          </table:table-cell>
          <table:table-cell office:value-type="float" office:value="0.368" calcext:value-type="float">
            <text:p>0.368</text:p>
          </table:table-cell>
          <table:table-cell office:value-type="float" office:value="1867" calcext:value-type="float">
            <text:p>1867</text:p>
          </table:table-cell>
          <table:table-cell office:value-type="float" office:value="52051" calcext:value-type="float">
            <text:p>5205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.17" calcext:value-type="float">
            <text:p>102.17</text:p>
          </table:table-cell>
          <table:table-cell office:value-type="float" office:value="334.4" calcext:value-type="float">
            <text:p>334.4</text:p>
          </table:table-cell>
          <table:table-cell office:value-type="float" office:value="7.14479967035897" calcext:value-type="float">
            <text:p>7.1447996704</text:p>
          </table:table-cell>
          <table:table-cell office:value-type="float" office:value="14.7325769202802" calcext:value-type="float">
            <text:p>14.7325769203</text:p>
          </table:table-cell>
          <table:table-cell office:value-type="float" office:value="0.388" calcext:value-type="float">
            <text:p>0.388</text:p>
          </table:table-cell>
          <table:table-cell office:value-type="float" office:value="1005" calcext:value-type="float">
            <text:p>1005</text:p>
          </table:table-cell>
          <table:table-cell office:value-type="float" office:value="123771" calcext:value-type="float">
            <text:p>12377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8.15" calcext:value-type="float">
            <text:p>148.15</text:p>
          </table:table-cell>
          <table:table-cell office:value-type="float" office:value="404.4" calcext:value-type="float">
            <text:p>404.4</text:p>
          </table:table-cell>
          <table:table-cell office:value-type="float" office:value="7.4110381209431" calcext:value-type="float">
            <text:p>7.4110381209</text:p>
          </table:table-cell>
          <table:table-cell office:value-type="float" office:value="22.144181905378" calcext:value-type="float">
            <text:p>22.1441819054</text:p>
          </table:table-cell>
          <table:table-cell office:value-type="float" office:value="0.419" calcext:value-type="float">
            <text:p>0.419</text:p>
          </table:table-cell>
          <table:table-cell office:value-type="float" office:value="267" calcext:value-type="float">
            <text:p>267</text:p>
          </table:table-cell>
          <table:table-cell office:value-type="float" office:value="179324" calcext:value-type="float">
            <text:p>1793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4.94" calcext:value-type="float">
            <text:p>174.94</text:p>
          </table:table-cell>
          <table:table-cell office:value-type="float" office:value="547.3" calcext:value-type="float">
            <text:p>547.3</text:p>
          </table:table-cell>
          <table:table-cell office:value-type="float" office:value="8.26205177590211" calcext:value-type="float">
            <text:p>8.2620517759</text:p>
          </table:table-cell>
          <table:table-cell office:value-type="float" office:value="29.1650427689345" calcext:value-type="float">
            <text:p>29.1650427689</text:p>
          </table:table-cell>
          <table:table-cell office:value-type="float" office:value="0.476" calcext:value-type="float">
            <text:p>0.476</text:p>
          </table:table-cell>
          <table:table-cell office:value-type="float" office:value="2033" calcext:value-type="float">
            <text:p>2033</text:p>
          </table:table-cell>
          <table:table-cell office:value-type="float" office:value="211836" calcext:value-type="float">
            <text:p>21183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0.28" calcext:value-type="float">
            <text:p>210.28</text:p>
          </table:table-cell>
          <table:table-cell office:value-type="float" office:value="674.8" calcext:value-type="float">
            <text:p>674.8</text:p>
          </table:table-cell>
          <table:table-cell office:value-type="float" office:value="8.73134966273974" calcext:value-type="float">
            <text:p>8.7313496627</text:p>
          </table:table-cell>
          <table:table-cell office:value-type="float" office:value="37.4487587034907" calcext:value-type="float">
            <text:p>37.4487587035</text:p>
          </table:table-cell>
          <table:table-cell office:value-type="float" office:value="0.648" calcext:value-type="float">
            <text:p>0.648</text:p>
          </table:table-cell>
          <table:table-cell office:value-type="float" office:value="1003" calcext:value-type="float">
            <text:p>1003</text:p>
          </table:table-cell>
          <table:table-cell office:value-type="float" office:value="257368" calcext:value-type="float">
            <text:p>25736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6.28" calcext:value-type="float">
            <text:p>226.28</text:p>
          </table:table-cell>
          <table:table-cell office:value-type="float" office:value="676.9" calcext:value-type="float">
            <text:p>676.9</text:p>
          </table:table-cell>
          <table:table-cell office:value-type="float" office:value="9.59883722983784" calcext:value-type="float">
            <text:p>9.5988372298</text:p>
          </table:table-cell>
          <table:table-cell office:value-type="float" office:value="45.2873140503749" calcext:value-type="float">
            <text:p>45.2873140504</text:p>
          </table:table-cell>
          <table:table-cell office:value-type="float" office:value="0.8" calcext:value-type="float">
            <text:p>0.8</text:p>
          </table:table-cell>
          <table:table-cell office:value-type="float" office:value="245" calcext:value-type="float">
            <text:p>245</text:p>
          </table:table-cell>
          <table:table-cell office:value-type="float" office:value="283117" calcext:value-type="float">
            <text:p>28311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3.67" calcext:value-type="float">
            <text:p>233.67</text:p>
          </table:table-cell>
          <table:table-cell office:value-type="float" office:value="679.5" calcext:value-type="float">
            <text:p>679.5</text:p>
          </table:table-cell>
          <table:table-cell office:value-type="float" office:value="10.2790078145409" calcext:value-type="float">
            <text:p>10.2790078145</text:p>
          </table:table-cell>
          <table:table-cell office:value-type="float" office:value="53.1116333777329" calcext:value-type="float">
            <text:p>53.1116333777</text:p>
          </table:table-cell>
          <table:table-cell office:value-type="float" office:value="0.917" calcext:value-type="float">
            <text:p>0.917</text:p>
          </table:table-cell>
          <table:table-cell office:value-type="float" office:value="369" calcext:value-type="float">
            <text:p>369</text:p>
          </table:table-cell>
          <table:table-cell office:value-type="float" office:value="310063" calcext:value-type="float">
            <text:p>31006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1.57" calcext:value-type="float">
            <text:p>241.57</text:p>
          </table:table-cell>
          <table:table-cell office:value-type="float" office:value="680.5" calcext:value-type="float">
            <text:p>680.5</text:p>
          </table:table-cell>
          <table:table-cell office:value-type="float" office:value="11.1482620041111" calcext:value-type="float">
            <text:p>11.1482620041</text:p>
          </table:table-cell>
          <table:table-cell office:value-type="float" office:value="60.3789870142658" calcext:value-type="float">
            <text:p>60.3789870143</text:p>
          </table:table-cell>
          <table:table-cell office:value-type="float" office:value="1.025" calcext:value-type="float">
            <text:p>1.025</text:p>
          </table:table-cell>
          <table:table-cell office:value-type="float" office:value="2225" calcext:value-type="float">
            <text:p>2225</text:p>
          </table:table-cell>
          <table:table-cell office:value-type="float" office:value="324972" calcext:value-type="float">
            <text:p>32497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8.4" calcext:value-type="float">
            <text:p>298.4</text:p>
          </table:table-cell>
          <table:table-cell office:value-type="float" office:value="999.5" calcext:value-type="float">
            <text:p>999.5</text:p>
          </table:table-cell>
          <table:table-cell office:value-type="float" office:value="9.40287092383108" calcext:value-type="float">
            <text:p>9.4028709238</text:p>
          </table:table-cell>
          <table:table-cell office:value-type="float" office:value="59.7458418500227" calcext:value-type="float">
            <text:p>59.74584185</text:p>
          </table:table-cell>
          <table:table-cell office:value-type="float" office:value="0.563" calcext:value-type="float">
            <text:p>0.563</text:p>
          </table:table-cell>
          <table:table-cell office:value-type="float" office:value="405" calcext:value-type="float">
            <text:p>405</text:p>
          </table:table-cell>
          <table:table-cell office:value-type="float" office:value="381271" calcext:value-type="float">
            <text:p>38127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4.12" calcext:value-type="float">
            <text:p>324.12</text:p>
          </table:table-cell>
          <table:table-cell office:value-type="float" office:value="1126.4" calcext:value-type="float">
            <text:p>1126.4</text:p>
          </table:table-cell>
          <table:table-cell office:value-type="float" office:value="9.90645242681702" calcext:value-type="float">
            <text:p>9.9064524268</text:p>
          </table:table-cell>
          <table:table-cell office:value-type="float" office:value="68.0474217198061" calcext:value-type="float">
            <text:p>68.0474217198</text:p>
          </table:table-cell>
          <table:table-cell office:value-type="float" office:value="0.975" calcext:value-type="float">
            <text:p>0.975</text:p>
          </table:table-cell>
          <table:table-cell office:value-type="float" office:value="1018" calcext:value-type="float">
            <text:p>1018</text:p>
          </table:table-cell>
          <table:table-cell office:value-type="float" office:value="412186" calcext:value-type="float">
            <text:p>41218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36.12" calcext:value-type="float">
            <text:p>336.12</text:p>
          </table:table-cell>
          <table:table-cell office:value-type="float" office:value="1228.8" calcext:value-type="float">
            <text:p>1228.8</text:p>
          </table:table-cell>
          <table:table-cell office:value-type="float" office:value="10.8285102381947" calcext:value-type="float">
            <text:p>10.8285102382</text:p>
          </table:table-cell>
          <table:table-cell office:value-type="float" office:value="76.0053133618888" calcext:value-type="float">
            <text:p>76.0053133619</text:p>
          </table:table-cell>
          <table:table-cell office:value-type="float" office:value="0.975" calcext:value-type="float">
            <text:p>0.975</text:p>
          </table:table-cell>
          <table:table-cell office:value-type="float" office:value="1047" calcext:value-type="float">
            <text:p>1047</text:p>
          </table:table-cell>
          <table:table-cell office:value-type="float" office:value="421168" calcext:value-type="float">
            <text:p>42116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52.82" calcext:value-type="float">
            <text:p>352.82</text:p>
          </table:table-cell>
          <table:table-cell office:value-type="float" office:value="1331.2" calcext:value-type="float">
            <text:p>1331.2</text:p>
          </table:table-cell>
          <table:table-cell office:value-type="float" office:value="11.4783159718265" calcext:value-type="float">
            <text:p>11.4783159718</text:p>
          </table:table-cell>
          <table:table-cell office:value-type="float" office:value="83.9179680700235" calcext:value-type="float">
            <text:p>83.91796807</text:p>
          </table:table-cell>
          <table:table-cell office:value-type="float" office:value="1.762" calcext:value-type="float">
            <text:p>1.762</text:p>
          </table:table-cell>
          <table:table-cell office:value-type="float" office:value="1050" calcext:value-type="float">
            <text:p>1050</text:p>
          </table:table-cell>
          <table:table-cell office:value-type="float" office:value="438710" calcext:value-type="float">
            <text:p>43871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331.2" calcext:value-type="float">
            <text:p>1331.2</text:p>
          </table:table-cell>
          <table:table-cell office:value-type="float" office:value="12.0129371322944" calcext:value-type="float">
            <text:p>12.0129371323</text:p>
          </table:table-cell>
          <table:table-cell office:value-type="float" office:value="91.838904376391" calcext:value-type="float">
            <text:p>91.8389043764</text:p>
          </table:table-cell>
          <table:table-cell office:value-type="float" office:value="1.887" calcext:value-type="float">
            <text:p>1.887</text:p>
          </table:table-cell>
          <table:table-cell office:value-type="float" office:value="1035" calcext:value-type="float">
            <text:p>1035</text:p>
          </table:table-cell>
          <table:table-cell office:value-type="float" office:value="458757" calcext:value-type="float">
            <text:p>458757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8.327" calcext:value-type="float">
            <text:p>348.327</text:p>
          </table:table-cell>
          <table:table-cell office:value-type="float" office:value="1331.2" calcext:value-type="float">
            <text:p>1331.2</text:p>
          </table:table-cell>
          <table:table-cell office:value-type="float" office:value="13.0746392067457" calcext:value-type="float">
            <text:p>13.0746392067</text:p>
          </table:table-cell>
          <table:table-cell office:value-type="float" office:value="99.8771689003305" calcext:value-type="float">
            <text:p>99.8771689003</text:p>
          </table:table-cell>
          <table:table-cell office:value-type="float" office:value="1.713" calcext:value-type="float">
            <text:p>1.713</text:p>
          </table:table-cell>
          <table:table-cell office:value-type="float" office:value="1051" calcext:value-type="float">
            <text:p>1051</text:p>
          </table:table-cell>
          <table:table-cell office:value-type="float" office:value="458365" calcext:value-type="float">
            <text:p>458365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7.47" calcext:value-type="float">
            <text:p>377.47</text:p>
          </table:table-cell>
          <table:table-cell office:value-type="float" office:value="1638.4" calcext:value-type="float">
            <text:p>1638.4</text:p>
          </table:table-cell>
          <table:table-cell office:value-type="float" office:value="13.0944424485621" calcext:value-type="float">
            <text:p>13.0944424486</text:p>
          </table:table-cell>
          <table:table-cell office:value-type="float" office:value="107.518466945143" calcext:value-type="float">
            <text:p>107.5184669451</text:p>
          </table:table-cell>
          <table:table-cell office:value-type="float" office:value="1.623" calcext:value-type="float">
            <text:p>1.623</text:p>
          </table:table-cell>
          <table:table-cell office:value-type="float" office:value="1047" calcext:value-type="float">
            <text:p>1047</text:p>
          </table:table-cell>
          <table:table-cell office:value-type="float" office:value="492681" calcext:value-type="float">
            <text:p>492681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1.79" calcext:value-type="float">
            <text:p>381.79</text:p>
          </table:table-cell>
          <table:table-cell office:value-type="float" office:value="1638.4" calcext:value-type="float">
            <text:p>1638.4</text:p>
          </table:table-cell>
          <table:table-cell office:value-type="float" office:value="11.9521660179503" calcext:value-type="float">
            <text:p>11.952166018</text:p>
          </table:table-cell>
          <table:table-cell office:value-type="float" office:value="99.3822604392565" calcext:value-type="float">
            <text:p>99.3822604393</text:p>
          </table:table-cell>
          <table:table-cell office:value-type="float" office:value="1.444" calcext:value-type="float">
            <text:p>1.444</text:p>
          </table:table-cell>
          <table:table-cell office:value-type="float" office:value="1036" calcext:value-type="float">
            <text:p>1036</text:p>
          </table:table-cell>
          <table:table-cell office:value-type="float" office:value="498934" calcext:value-type="float">
            <text:p>498934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7.352" calcext:value-type="float">
            <text:p>377.352</text:p>
          </table:table-cell>
          <table:table-cell office:value-type="float" office:value="1843.2" calcext:value-type="float">
            <text:p>1843.2</text:p>
          </table:table-cell>
          <table:table-cell office:value-type="float" office:value="12.6233554952723" calcext:value-type="float">
            <text:p>12.6233554953</text:p>
          </table:table-cell>
          <table:table-cell office:value-type="float" office:value="107.3363917763" calcext:value-type="float">
            <text:p>107.3363917763</text:p>
          </table:table-cell>
          <table:table-cell office:value-type="float" office:value="1.592" calcext:value-type="float">
            <text:p>1.592</text:p>
          </table:table-cell>
          <table:table-cell office:value-type="float" office:value="1127" calcext:value-type="float">
            <text:p>1127</text:p>
          </table:table-cell>
          <table:table-cell office:value-type="float" office:value="510184" calcext:value-type="float">
            <text:p>510184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3.557" calcext:value-type="float">
            <text:p>393.557</text:p>
          </table:table-cell>
          <table:table-cell office:value-type="float" office:value="1945.6" calcext:value-type="float">
            <text:p>1945.6</text:p>
          </table:table-cell>
          <table:table-cell office:value-type="float" office:value="13.2803127572964" calcext:value-type="float">
            <text:p>13.2803127573</text:p>
          </table:table-cell>
          <table:table-cell office:value-type="float" office:value="115.326235984362" calcext:value-type="float">
            <text:p>115.3262359844</text:p>
          </table:table-cell>
          <table:table-cell office:value-type="float" office:value="1.627" calcext:value-type="float">
            <text:p>1.627</text:p>
          </table:table-cell>
          <table:table-cell office:value-type="float" office:value="1133" calcext:value-type="float">
            <text:p>1133</text:p>
          </table:table-cell>
          <table:table-cell office:value-type="float" office:value="521043" calcext:value-type="float">
            <text:p>52104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11.169" calcext:value-type="float">
            <text:p>411.169</text:p>
          </table:table-cell>
          <table:table-cell office:value-type="float" office:value="1945.6" calcext:value-type="float">
            <text:p>1945.6</text:p>
          </table:table-cell>
          <table:table-cell office:value-type="float" office:value="13.5232070832365" calcext:value-type="float">
            <text:p>13.5232070832</text:p>
          </table:table-cell>
          <table:table-cell office:value-type="float" office:value="123.101754078701" calcext:value-type="float">
            <text:p>123.1017540787</text:p>
          </table:table-cell>
          <table:table-cell office:value-type="float" office:value="1.726" calcext:value-type="float">
            <text:p>1.726</text:p>
          </table:table-cell>
          <table:table-cell office:value-type="float" office:value="1048" calcext:value-type="float">
            <text:p>1048</text:p>
          </table:table-cell>
          <table:table-cell office:value-type="float" office:value="546191" calcext:value-type="float">
            <text:p>546191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17.75" calcext:value-type="float">
            <text:p>417.75</text:p>
          </table:table-cell>
          <table:table-cell office:value-type="float" office:value="1945.6" calcext:value-type="float">
            <text:p>1945.6</text:p>
          </table:table-cell>
          <table:table-cell office:value-type="float" office:value="14.3123353759291" calcext:value-type="float">
            <text:p>14.3123353759</text:p>
          </table:table-cell>
          <table:table-cell office:value-type="float" office:value="131.215490726518" calcext:value-type="float">
            <text:p>131.2154907265</text:p>
          </table:table-cell>
          <table:table-cell office:value-type="float" office:value="1.861" calcext:value-type="float">
            <text:p>1.861</text:p>
          </table:table-cell>
          <table:table-cell office:value-type="float" office:value="3028" calcext:value-type="float">
            <text:p>3028</text:p>
          </table:table-cell>
          <table:table-cell office:value-type="float" office:value="550117" calcext:value-type="float">
            <text:p>550117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8.58" calcext:value-type="float">
            <text:p>428.58</text:p>
          </table:table-cell>
          <table:table-cell office:value-type="float" office:value="1945.6" calcext:value-type="float">
            <text:p>1945.6</text:p>
          </table:table-cell>
          <table:table-cell office:value-type="float" office:value="14.7943495750387" calcext:value-type="float">
            <text:p>14.794349575</text:p>
          </table:table-cell>
          <table:table-cell office:value-type="float" office:value="139.007708607063" calcext:value-type="float">
            <text:p>139.0077086071</text:p>
          </table:table-cell>
          <table:table-cell office:value-type="float" office:value="2.109" calcext:value-type="float">
            <text:p>2.109</text:p>
          </table:table-cell>
          <table:table-cell office:value-type="float" office:value="1061" calcext:value-type="float">
            <text:p>1061</text:p>
          </table:table-cell>
          <table:table-cell office:value-type="float" office:value="563816" calcext:value-type="float">
            <text:p>563816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42.56" calcext:value-type="float">
            <text:p>442.56</text:p>
          </table:table-cell>
          <table:table-cell office:value-type="float" office:value="1945.6" calcext:value-type="float">
            <text:p>1945.6</text:p>
          </table:table-cell>
          <table:table-cell office:value-type="float" office:value="15.2192891000169" calcext:value-type="float">
            <text:p>15.2192891</text:p>
          </table:table-cell>
          <table:table-cell office:value-type="float" office:value="146.942236260663" calcext:value-type="float">
            <text:p>146.9422362607</text:p>
          </table:table-cell>
          <table:table-cell office:value-type="float" office:value="2.071" calcext:value-type="float">
            <text:p>2.071</text:p>
          </table:table-cell>
          <table:table-cell office:value-type="float" office:value="1304" calcext:value-type="float">
            <text:p>1304</text:p>
          </table:table-cell>
          <table:table-cell office:value-type="float" office:value="579322" calcext:value-type="float">
            <text:p>579322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35.58" calcext:value-type="float">
            <text:p>435.58</text:p>
          </table:table-cell>
          <table:table-cell office:value-type="float" office:value="2048" calcext:value-type="float">
            <text:p>2048</text:p>
          </table:table-cell>
          <table:table-cell office:value-type="float" office:value="16.2166721286328" calcext:value-type="float">
            <text:p>16.2166721286</text:p>
          </table:table-cell>
          <table:table-cell office:value-type="float" office:value="155.047602221858" calcext:value-type="float">
            <text:p>155.0476022219</text:p>
          </table:table-cell>
          <table:table-cell office:value-type="float" office:value="2.594" calcext:value-type="float">
            <text:p>2.594</text:p>
          </table:table-cell>
          <table:table-cell office:value-type="float" office:value="1361" calcext:value-type="float">
            <text:p>1361</text:p>
          </table:table-cell>
          <table:table-cell office:value-type="float" office:value="573664" calcext:value-type="float">
            <text:p>573664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'java-800m'.A1:'java-800m'.J25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0/00/0000</text:date>, <text:time style:data-style-name="N2" text:time-value="08:35:22.4916606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7T08:38:43.343762753</dc:date>
    <meta:generator>LibreOffice/4.2.8.2$Linux_X86_64 LibreOffice_project/420m0$Build-2</meta:generator>
    <meta:editing-duration>PT36M32S</meta:editing-duration>
    <meta:editing-cycles>9</meta:editing-cycles>
    <meta:document-statistic meta:table-count="2" meta:cell-count="25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57cm" svg:height="9.192cm" xlink:href=".." xlink:type="simple" chart:class="chart:scatter" chart:style-name="ch1">
        <chart:legend chart:legend-position="end" svg:x="12.729cm" svg:y="4.297cm" style:legend-expansion="high" chart:style-name="ch2"/>
        <chart:plot-area chart:style-name="ch3" table:cell-range-address="'java-800m'.A2:'java-800m'.A25 'java-800m'.G1:'java-800m'.G25" chart:data-source-has-labels="row" svg:x="0.926cm" svg:y="0.175cm" svg:width="13.358cm" svg:height="8.524cm">
          <chartooo:coordinate-region svg:x="2.288cm" svg:y="0.374cm" svg:width="11.716cm" svg:height="7.678cm"/>
          <chart:axis chart:dimension="x" chart:name="primary-x" chart:style-name="ch4">
            <chart:title svg:x="7.283cm" svg:y="8.632cm" chart:style-name="ch5">
              <text:p>cpu</text:p>
            </chart:title>
          </chart:axis>
          <chart:axis chart:dimension="y" chart:name="primary-y" chart:style-name="ch4">
            <chart:title svg:x="0.045cm" svg:y="5.46cm" chart:style-name="ch6">
              <text:p>total requests</text:p>
            </chart:title>
            <chart:grid chart:style-name="ch7" chart:class="major"/>
          </chart:axis>
          <chart:series chart:style-name="ch8" chart:values-cell-range-address="'java-800m'.G2:'java-800m'.G25" chart:label-cell-address="'java-800m'.G1:'java-800m'.G1" chart:class="chart:scatter">
            <chart:domain table:cell-range-address="'java-800m'.A2:'java-800m'.A25"/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talrequests</text:p>
                <draw:g>
                  <svg:desc>'java-800m'.G1:'java-800m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.43">
                <text:p>17.43</text:p>
                <draw:g>
                  <svg:desc>'java-800m'.A2:'java-800m'.A25</svg:desc>
                </draw:g>
              </table:table-cell>
              <table:table-cell office:value-type="float" office:value="14452">
                <text:p>14452</text:p>
                <draw:g>
                  <svg:desc>'java-800m'.G2:'java-800m'.G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.97">
                <text:p>45.97</text:p>
              </table:table-cell>
              <table:table-cell office:value-type="float" office:value="52051">
                <text:p>520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.17">
                <text:p>102.17</text:p>
              </table:table-cell>
              <table:table-cell office:value-type="float" office:value="123771">
                <text:p>1237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8.15">
                <text:p>148.15</text:p>
              </table:table-cell>
              <table:table-cell office:value-type="float" office:value="179324">
                <text:p>179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4.94">
                <text:p>174.94</text:p>
              </table:table-cell>
              <table:table-cell office:value-type="float" office:value="211836">
                <text:p>211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0.28">
                <text:p>210.28</text:p>
              </table:table-cell>
              <table:table-cell office:value-type="float" office:value="257368">
                <text:p>257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6.28">
                <text:p>226.28</text:p>
              </table:table-cell>
              <table:table-cell office:value-type="float" office:value="283117">
                <text:p>2831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3.67">
                <text:p>233.67</text:p>
              </table:table-cell>
              <table:table-cell office:value-type="float" office:value="310063">
                <text:p>3100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1.57">
                <text:p>241.57</text:p>
              </table:table-cell>
              <table:table-cell office:value-type="float" office:value="324972">
                <text:p>3249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8.4">
                <text:p>298.4</text:p>
              </table:table-cell>
              <table:table-cell office:value-type="float" office:value="381271">
                <text:p>3812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4.12">
                <text:p>324.12</text:p>
              </table:table-cell>
              <table:table-cell office:value-type="float" office:value="412186">
                <text:p>4121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6.12">
                <text:p>336.12</text:p>
              </table:table-cell>
              <table:table-cell office:value-type="float" office:value="421168">
                <text:p>4211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2.82">
                <text:p>352.82</text:p>
              </table:table-cell>
              <table:table-cell office:value-type="float" office:value="438710">
                <text:p>4387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9">
                <text:p>359</text:p>
              </table:table-cell>
              <table:table-cell office:value-type="float" office:value="458757">
                <text:p>4587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8.327">
                <text:p>348.327</text:p>
              </table:table-cell>
              <table:table-cell office:value-type="float" office:value="458365">
                <text:p>4583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7.47">
                <text:p>377.47</text:p>
              </table:table-cell>
              <table:table-cell office:value-type="float" office:value="492681">
                <text:p>4926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1.79">
                <text:p>381.79</text:p>
              </table:table-cell>
              <table:table-cell office:value-type="float" office:value="498934">
                <text:p>4989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7.352">
                <text:p>377.352</text:p>
              </table:table-cell>
              <table:table-cell office:value-type="float" office:value="510184">
                <text:p>5101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3.557">
                <text:p>393.557</text:p>
              </table:table-cell>
              <table:table-cell office:value-type="float" office:value="521043">
                <text:p>5210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1.169">
                <text:p>411.169</text:p>
              </table:table-cell>
              <table:table-cell office:value-type="float" office:value="546191">
                <text:p>5461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7.75">
                <text:p>417.75</text:p>
              </table:table-cell>
              <table:table-cell office:value-type="float" office:value="550117">
                <text:p>5501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8.58">
                <text:p>428.58</text:p>
              </table:table-cell>
              <table:table-cell office:value-type="float" office:value="563816">
                <text:p>5638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2.56">
                <text:p>442.56</text:p>
              </table:table-cell>
              <table:table-cell office:value-type="float" office:value="579322">
                <text:p>5793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5.58">
                <text:p>435.58</text:p>
              </table:table-cell>
              <table:table-cell office:value-type="float" office:value="573664">
                <text:p>5736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solid" draw:fill-color="#eeeeee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12cm" svg:y="4.201cm" style:legend-expansion="high" chart:style-name="ch2"/>
        <chart:plot-area chart:style-name="ch3" table:cell-range-address="'java-800m'.B1:'java-800m'.B25 'java-800m'.A2:'java-800m'.A25" chart:data-source-has-labels="row" svg:x="1.33cm" svg:y="0.18cm" svg:width="12.25cm" svg:height="7.241cm">
          <chartooo:coordinate-region svg:x="2.137cm" svg:y="0.379cm" svg:width="11.071cm" svg:height="6.395cm"/>
          <chart:axis chart:dimension="x" chart:name="primary-x" chart:style-name="ch4">
            <chart:title svg:x="6.816cm" svg:y="7.601cm" chart:style-name="ch5">
              <text:p>Memory</text:p>
            </chart:title>
          </chart:axis>
          <chart:axis chart:dimension="y" chart:name="primary-y" chart:style-name="ch4">
            <chart:title svg:x="0.45cm" svg:y="4.201cm" chart:style-name="ch6">
              <text:p>CPU</text:p>
            </chart:title>
            <chart:grid chart:style-name="ch7" chart:class="major"/>
          </chart:axis>
          <chart:series chart:style-name="ch8" chart:values-cell-range-address="'java-800m'.A2:'java-800m'.A25" chart:label-cell-address="'java-800m'.B1:'java-800m'.B1" chart:class="chart:scatter">
            <chart:domain table:cell-range-address="'java-800m'.B2:'java-800m'.B25"/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emory</text:p>
                <draw:g>
                  <svg:desc>'java-800m'.B1:'java-800m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2.9">
                <text:p>272.9</text:p>
                <draw:g>
                  <svg:desc>'java-800m'.B2:'java-800m'.B25</svg:desc>
                </draw:g>
              </table:table-cell>
              <table:table-cell office:value-type="float" office:value="17.43">
                <text:p>17.43</text:p>
                <draw:g>
                  <svg:desc>'java-800m'.A2:'java-800m'.A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9.1">
                <text:p>309.1</text:p>
              </table:table-cell>
              <table:table-cell office:value-type="float" office:value="45.97">
                <text:p>45.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4.4">
                <text:p>334.4</text:p>
              </table:table-cell>
              <table:table-cell office:value-type="float" office:value="102.17">
                <text:p>102.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4.4">
                <text:p>404.4</text:p>
              </table:table-cell>
              <table:table-cell office:value-type="float" office:value="148.15">
                <text:p>148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7.3">
                <text:p>547.3</text:p>
              </table:table-cell>
              <table:table-cell office:value-type="float" office:value="174.94">
                <text:p>174.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4.8">
                <text:p>674.8</text:p>
              </table:table-cell>
              <table:table-cell office:value-type="float" office:value="210.28">
                <text:p>210.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6.9">
                <text:p>676.9</text:p>
              </table:table-cell>
              <table:table-cell office:value-type="float" office:value="226.28">
                <text:p>226.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9.5">
                <text:p>679.5</text:p>
              </table:table-cell>
              <table:table-cell office:value-type="float" office:value="233.67">
                <text:p>233.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0.5">
                <text:p>680.5</text:p>
              </table:table-cell>
              <table:table-cell office:value-type="float" office:value="241.57">
                <text:p>241.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9.5">
                <text:p>999.5</text:p>
              </table:table-cell>
              <table:table-cell office:value-type="float" office:value="298.4">
                <text:p>298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26.4">
                <text:p>1126.4</text:p>
              </table:table-cell>
              <table:table-cell office:value-type="float" office:value="324.12">
                <text:p>324.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28.8">
                <text:p>1228.8</text:p>
              </table:table-cell>
              <table:table-cell office:value-type="float" office:value="336.12">
                <text:p>336.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31.2">
                <text:p>1331.2</text:p>
              </table:table-cell>
              <table:table-cell office:value-type="float" office:value="352.82">
                <text:p>352.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31.2">
                <text:p>1331.2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31.2">
                <text:p>1331.2</text:p>
              </table:table-cell>
              <table:table-cell office:value-type="float" office:value="348.327">
                <text:p>348.3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38.4">
                <text:p>1638.4</text:p>
              </table:table-cell>
              <table:table-cell office:value-type="float" office:value="377.47">
                <text:p>377.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38.4">
                <text:p>1638.4</text:p>
              </table:table-cell>
              <table:table-cell office:value-type="float" office:value="381.79">
                <text:p>381.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43.2">
                <text:p>1843.2</text:p>
              </table:table-cell>
              <table:table-cell office:value-type="float" office:value="377.352">
                <text:p>377.3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45.6">
                <text:p>1945.6</text:p>
              </table:table-cell>
              <table:table-cell office:value-type="float" office:value="393.557">
                <text:p>393.5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5.6">
                <text:p>1945.6</text:p>
              </table:table-cell>
              <table:table-cell office:value-type="float" office:value="411.169">
                <text:p>411.1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5.6">
                <text:p>1945.6</text:p>
              </table:table-cell>
              <table:table-cell office:value-type="float" office:value="417.75">
                <text:p>417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5.6">
                <text:p>1945.6</text:p>
              </table:table-cell>
              <table:table-cell office:value-type="float" office:value="428.58">
                <text:p>428.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45.6">
                <text:p>1945.6</text:p>
              </table:table-cell>
              <table:table-cell office:value-type="float" office:value="442.56">
                <text:p>442.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48">
                <text:p>2048</text:p>
              </table:table-cell>
              <table:table-cell office:value-type="float" office:value="435.58">
                <text:p>435.5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72cm" svg:y="4.201cm" style:legend-expansion="high" chart:style-name="ch2"/>
        <chart:plot-area chart:style-name="ch3" table:cell-range-address="'java-800m'.B2:'java-800m'.B25 'java-800m'.G1:'java-800m'.G25" chart:data-source-has-labels="row" svg:x="1.331cm" svg:y="0.18cm" svg:width="11.021cm" svg:height="7.659cm">
          <chartooo:coordinate-region svg:x="2.693cm" svg:y="0.379cm" svg:width="9.287cm" svg:height="6.813cm"/>
          <chart:axis chart:dimension="x" chart:name="primary-x" chart:style-name="ch4">
            <chart:title svg:x="6.202cm" svg:y="8.019cm" chart:style-name="ch5">
              <text:p>memory</text:p>
            </chart:title>
          </chart:axis>
          <chart:axis chart:dimension="y" chart:name="primary-y" chart:style-name="ch4">
            <chart:title svg:x="0.451cm" svg:y="5.032cm" chart:style-name="ch6">
              <text:p>total requests</text:p>
            </chart:title>
            <chart:grid chart:style-name="ch7" chart:class="major"/>
          </chart:axis>
          <chart:series chart:style-name="ch8" chart:values-cell-range-address="'java-800m'.G2:'java-800m'.G25" chart:label-cell-address="'java-800m'.G1:'java-800m'.G1" chart:class="chart:scatter">
            <chart:domain table:cell-range-address="'java-800m'.B2:'java-800m'.B25"/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otalrequests</text:p>
                <draw:g>
                  <svg:desc>'java-800m'.G1:'java-800m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2.9">
                <text:p>272.9</text:p>
                <draw:g>
                  <svg:desc>'java-800m'.B2:'java-800m'.B25</svg:desc>
                </draw:g>
              </table:table-cell>
              <table:table-cell office:value-type="float" office:value="14452">
                <text:p>14452</text:p>
                <draw:g>
                  <svg:desc>'java-800m'.G2:'java-800m'.G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9.1">
                <text:p>309.1</text:p>
              </table:table-cell>
              <table:table-cell office:value-type="float" office:value="52051">
                <text:p>520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4.4">
                <text:p>334.4</text:p>
              </table:table-cell>
              <table:table-cell office:value-type="float" office:value="123771">
                <text:p>1237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4.4">
                <text:p>404.4</text:p>
              </table:table-cell>
              <table:table-cell office:value-type="float" office:value="179324">
                <text:p>179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7.3">
                <text:p>547.3</text:p>
              </table:table-cell>
              <table:table-cell office:value-type="float" office:value="211836">
                <text:p>2118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74.8">
                <text:p>674.8</text:p>
              </table:table-cell>
              <table:table-cell office:value-type="float" office:value="257368">
                <text:p>257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6.9">
                <text:p>676.9</text:p>
              </table:table-cell>
              <table:table-cell office:value-type="float" office:value="283117">
                <text:p>2831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9.5">
                <text:p>679.5</text:p>
              </table:table-cell>
              <table:table-cell office:value-type="float" office:value="310063">
                <text:p>3100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0.5">
                <text:p>680.5</text:p>
              </table:table-cell>
              <table:table-cell office:value-type="float" office:value="324972">
                <text:p>3249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9.5">
                <text:p>999.5</text:p>
              </table:table-cell>
              <table:table-cell office:value-type="float" office:value="381271">
                <text:p>3812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26.4">
                <text:p>1126.4</text:p>
              </table:table-cell>
              <table:table-cell office:value-type="float" office:value="412186">
                <text:p>4121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28.8">
                <text:p>1228.8</text:p>
              </table:table-cell>
              <table:table-cell office:value-type="float" office:value="421168">
                <text:p>4211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31.2">
                <text:p>1331.2</text:p>
              </table:table-cell>
              <table:table-cell office:value-type="float" office:value="438710">
                <text:p>4387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31.2">
                <text:p>1331.2</text:p>
              </table:table-cell>
              <table:table-cell office:value-type="float" office:value="458757">
                <text:p>4587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31.2">
                <text:p>1331.2</text:p>
              </table:table-cell>
              <table:table-cell office:value-type="float" office:value="458365">
                <text:p>4583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38.4">
                <text:p>1638.4</text:p>
              </table:table-cell>
              <table:table-cell office:value-type="float" office:value="492681">
                <text:p>4926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38.4">
                <text:p>1638.4</text:p>
              </table:table-cell>
              <table:table-cell office:value-type="float" office:value="498934">
                <text:p>4989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43.2">
                <text:p>1843.2</text:p>
              </table:table-cell>
              <table:table-cell office:value-type="float" office:value="510184">
                <text:p>5101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45.6">
                <text:p>1945.6</text:p>
              </table:table-cell>
              <table:table-cell office:value-type="float" office:value="521043">
                <text:p>5210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45.6">
                <text:p>1945.6</text:p>
              </table:table-cell>
              <table:table-cell office:value-type="float" office:value="546191">
                <text:p>5461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45.6">
                <text:p>1945.6</text:p>
              </table:table-cell>
              <table:table-cell office:value-type="float" office:value="550117">
                <text:p>5501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5.6">
                <text:p>1945.6</text:p>
              </table:table-cell>
              <table:table-cell office:value-type="float" office:value="563816">
                <text:p>5638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45.6">
                <text:p>1945.6</text:p>
              </table:table-cell>
              <table:table-cell office:value-type="float" office:value="579322">
                <text:p>5793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48">
                <text:p>2048</text:p>
              </table:table-cell>
              <table:table-cell office:value-type="float" office:value="573664">
                <text:p>5736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46cm" svg:height="8.661cm" xlink:href=".." xlink:type="simple" chart:class="chart:scatter" chart:style-name="ch1">
        <chart:plot-area chart:style-name="ch2" table:cell-range-address="'java-800m'.G1:'java-800m'.G25 'java-800m'.C2:'java-800m'.C25" chart:data-source-has-labels="row" svg:x="1.108cm" svg:y="0.317cm" svg:width="12.779cm" svg:height="7.198cm">
          <chartooo:coordinate-region svg:x="1.729cm" svg:y="0.516cm" svg:width="11.601cm" svg:height="6.352cm"/>
          <chart:axis chart:dimension="x" chart:name="primary-x" chart:style-name="ch3">
            <chart:title svg:x="6.474cm" svg:y="7.688cm" chart:style-name="ch4">
              <text:p>total requests</text:p>
            </chart:title>
          </chart:axis>
          <chart:axis chart:dimension="y" chart:name="primary-y" chart:style-name="ch3">
            <chart:title svg:x="0.219cm" svg:y="4.992cm" chart:style-name="ch5">
              <text:p>response time</text:p>
            </chart:title>
            <chart:grid chart:style-name="ch6" chart:class="major"/>
          </chart:axis>
          <chart:series chart:style-name="ch7" chart:values-cell-range-address="'java-800m'.C2:'java-800m'.C25" chart:label-cell-address="'java-800m'.G1:'java-800m'.G1" chart:class="chart:scatter">
            <chart:domain table:cell-range-address="'java-800m'.G2:'java-800m'.G25"/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totalrequests</text:p>
                <draw:g>
                  <svg:desc>'java-800m'.G1:'java-800m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452">
                <text:p>14452</text:p>
                <draw:g>
                  <svg:desc>'java-800m'.G2:'java-800m'.G25</svg:desc>
                </draw:g>
              </table:table-cell>
              <table:table-cell office:value-type="float" office:value="7.69630500968724">
                <text:p>7.69630500968724</text:p>
                <draw:g>
                  <svg:desc>'java-800m'.C2:'java-800m'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051">
                <text:p>52051</text:p>
              </table:table-cell>
              <table:table-cell office:value-type="float" office:value="7.73804537857102">
                <text:p>7.73804537857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3771">
                <text:p>123771</text:p>
              </table:table-cell>
              <table:table-cell office:value-type="float" office:value="7.14479967035897">
                <text:p>7.144799670358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9324">
                <text:p>179324</text:p>
              </table:table-cell>
              <table:table-cell office:value-type="float" office:value="7.4110381209431">
                <text:p>7.41103812094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1836">
                <text:p>211836</text:p>
              </table:table-cell>
              <table:table-cell office:value-type="float" office:value="8.26205177590211">
                <text:p>8.262051775902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7368">
                <text:p>257368</text:p>
              </table:table-cell>
              <table:table-cell office:value-type="float" office:value="8.73134966273974">
                <text:p>8.731349662739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3117">
                <text:p>283117</text:p>
              </table:table-cell>
              <table:table-cell office:value-type="float" office:value="9.59883722983784">
                <text:p>9.598837229837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0063">
                <text:p>310063</text:p>
              </table:table-cell>
              <table:table-cell office:value-type="float" office:value="10.2790078145409">
                <text:p>10.27900781454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4972">
                <text:p>324972</text:p>
              </table:table-cell>
              <table:table-cell office:value-type="float" office:value="11.1482620041111">
                <text:p>11.148262004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1271">
                <text:p>381271</text:p>
              </table:table-cell>
              <table:table-cell office:value-type="float" office:value="9.40287092383108">
                <text:p>9.402870923831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2186">
                <text:p>412186</text:p>
              </table:table-cell>
              <table:table-cell office:value-type="float" office:value="9.90645242681702">
                <text:p>9.906452426817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1168">
                <text:p>421168</text:p>
              </table:table-cell>
              <table:table-cell office:value-type="float" office:value="10.8285102381947">
                <text:p>10.82851023819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8710">
                <text:p>438710</text:p>
              </table:table-cell>
              <table:table-cell office:value-type="float" office:value="11.4783159718265">
                <text:p>11.47831597182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8757">
                <text:p>458757</text:p>
              </table:table-cell>
              <table:table-cell office:value-type="float" office:value="12.0129371322944">
                <text:p>12.01293713229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8365">
                <text:p>458365</text:p>
              </table:table-cell>
              <table:table-cell office:value-type="float" office:value="13.0746392067457">
                <text:p>13.07463920674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92681">
                <text:p>492681</text:p>
              </table:table-cell>
              <table:table-cell office:value-type="float" office:value="13.0944424485621">
                <text:p>13.09444244856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8934">
                <text:p>498934</text:p>
              </table:table-cell>
              <table:table-cell office:value-type="float" office:value="11.9521660179503">
                <text:p>11.95216601795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0184">
                <text:p>510184</text:p>
              </table:table-cell>
              <table:table-cell office:value-type="float" office:value="12.6233554952723">
                <text:p>12.62335549527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1043">
                <text:p>521043</text:p>
              </table:table-cell>
              <table:table-cell office:value-type="float" office:value="13.2803127572964">
                <text:p>13.28031275729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6191">
                <text:p>546191</text:p>
              </table:table-cell>
              <table:table-cell office:value-type="float" office:value="13.5232070832365">
                <text:p>13.52320708323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0117">
                <text:p>550117</text:p>
              </table:table-cell>
              <table:table-cell office:value-type="float" office:value="14.3123353759291">
                <text:p>14.31233537592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63816">
                <text:p>563816</text:p>
              </table:table-cell>
              <table:table-cell office:value-type="float" office:value="14.7943495750387">
                <text:p>14.79434957503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9322">
                <text:p>579322</text:p>
              </table:table-cell>
              <table:table-cell office:value-type="float" office:value="15.2192891000169">
                <text:p>15.21928910001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3664">
                <text:p>573664</text:p>
              </table:table-cell>
              <table:table-cell office:value-type="float" office:value="16.2166721286328">
                <text:p>16.21667212863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